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2318e" officeooo:paragraph-rsid="001c27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蘇慶黎 164（1946.02.10-2004.10.19）</text:p>
      <text:p text:style-name="P1"/>
      <text:p text:style-name="P1">臺北市人。父蘇新，臺南佳里人，日本時代</text:p>
      <text:p text:style-name="P1"/>
      <text:p text:style-name="P1">臺灣共產黨領導人之一，昭和 6年（1931）的臺共</text:p>
      <text:p text:style-name="P1"/>
      <text:p text:style-name="P1">大檢舉時被捕，入獄 10年。母蕭不纏，是臺共戰</text:p>
      <text:p text:style-name="P1"/>
      <text:p text:style-name="P1">友蕭來福之妹。戰後律師陳逸松（另有傳）到佳里</text:p>
      <text:p text:style-name="P1"/>
      <text:p text:style-name="P1">邀蘇新一起辦《政經報》，蘇新夫婦寄居陳逸松延</text:p>
      <text:p text:style-name="P1"/>
      <text:p text:style-name="P1">平南路房子，產下女兒，取名慶黎，取「慶祝黎明</text:p>
      <text:p text:style-name="P1"/>
      <text:p text:style-name="P1">到來」之意。民國 36年（1947）二二八事件後，蘇</text:p>
      <text:p text:style-name="P1"/>
      <text:p text:style-name="P1">新逃往上海，5月蕭不纏帶著襁褓中的女兒前往相</text:p>
      <text:p text:style-name="P1"/>
      <text:p text:style-name="P1">聚，兩個月後回臺，這是蘇慶黎一生中與父親唯</text:p>
      <text:p text:style-name="P1"/>
      <text:p text:style-name="P1">一的見面。165</text:p>
      <text:p text:style-name="P1"/>
      <text:p text:style-name="P1">返臺後不久，母親也被捕，寄養於親戚家中。高中就讀於高雄女中，</text:p>
      <text:p text:style-name="P1"/>
      <text:p text:style-name="P1">民國 53年（1964）考入東海大學歷史學系，次年重考進入臺灣大學哲學系就</text:p>
      <text:p text:style-name="P1"/>
      <text:p text:style-name="P1">讀。民國 60年（1971）曾申請前往美國德拉瓦大學（University of Delaware）</text:p>
      <text:p text:style-name="P1"/>
      <text:p text:style-name="P1">社會學系留學，被政府禁止出境。直到民國 74年（1985）才有機會前往美國</text:p>
      <text:p text:style-name="P1"/>
      <text:p text:style-name="P1">紐約州立大學（State University of New York, Binghamton）就讀，專攻社會</text:p>
      <text:p text:style-name="P1"/>
      <text:p text:style-name="P1">學，民國 76年（1987）返臺。</text:p>
      <text:p text:style-name="P1"/>
      <text:p text:style-name="P1">在臺大期間甚為活躍，與醫學院鄭泰安、文榮光、王復蘇等初期學運健</text:p>
      <text:p text:style-name="P1"/>
      <text:p text:style-name="P1">將熟識。又負責《臺大青年》編務。畢業後投入編輯工作，先後參與《當代醫</text:p>
      <text:p text:style-name="P1"/>
      <text:p text:style-name="P1">學》與《健康世界》雜誌。民國 64年（1975），第一本黨外雜誌《臺灣政論》</text:p>
      <text:p text:style-name="P1"/>
      <text:p text:style-name="P1">創刊，擔任編輯，與甫出獄的政治犯陳玉璽負責傳寫國際時事。次年與鄭泰</text:p>
      <text:p text:style-name="P1"/>
      <text:p text:style-name="P1">安創辦《夏潮》，第四期以後接任總編輯，將該刊轉變成強調「鄉土的、社會</text:p>
      <text:p text:style-name="P1"/>
      <text:p text:style-name="P1">的、文學的」具左翼色彩的刊物，民國 68年（1979）被政府當局下令停刊。又</text:p>
      <text:p text:style-name="P1"/>
      <text:p text:style-name="P1">與王拓等人合辦《春風》雜誌，任總編輯，協助徐璐、黃怡等人創辦《大地生</text:p>
      <text:p text:style-name="P1"/>
      <text:p text:style-name="P1">活》；擔任《美麗島》雜誌編輯。民國 72年（1983）《夏潮論壇》復刊，仍任總編輯，但不久仍被停刊。166</text:p>
      <text:p text:style-name="P1"/>
      <text:p text:style-name="P1">深入參與社會運動與政治運動。民國 64年（1975）在陳菊、陳鼓應的引</text:p>
      <text:p text:style-name="P1"/>
      <text:p text:style-name="P1">介下，投入人權工作，透過來臺研究女工問題的艾琳達（Linda Gail Arrigo）</text:p>
      <text:p text:style-name="P1"/>
      <text:p text:style-name="P1">等人將臺灣政治犯的消息送到國外，成為官方頭痛人物，167陳菊、呂秀蓮、蘇</text:p>
      <text:p text:style-name="P1"/>
      <text:p text:style-name="P1">慶黎、艾琳達等 4人乃被稱為「黨外四大女寇」。民國 66年（1977）主編《夏</text:p>
      <text:p text:style-name="P1"/>
      <text:p text:style-name="P1">潮》期間，大打「鄉土文學論戰」筆戰；同年，與李元貞、楊祖珺、薄慶容等</text:p>
      <text:p text:style-name="P1"/>
      <text:p text:style-name="P1"><text:soft-page-break/>推動雛妓關懷照顧。民國 68年（1979）因美麗島事件被捕，兩個月後才獲釋；</text:p>
      <text:p text:style-name="P1"/>
      <text:p text:style-name="P1">72年（1983）加入黨外編輯作家聯誼會（編聯會）；73年（1984）與邱義仁、</text:p>
      <text:p text:style-name="P1"/>
      <text:p text:style-name="P1">賀端蕃、汪立峽、郭吉仁等人組織臺灣勞工法律支援會（簡稱勞支會，後改稱</text:p>
      <text:p text:style-name="P1"/>
      <text:p text:style-name="P1">臺灣勞工陣線）。168勞支會為蘇慶黎所代表的《夏潮》，與郭吉仁所代表的《新</text:p>
      <text:p text:style-name="P1"/>
      <text:p text:style-name="P1">潮流》兩派人馬合作的產物，在 1980年代勞工運動中發揮極大作用，也呈現</text:p>
      <text:p text:style-name="P1"/>
      <text:p text:style-name="P1">黨外民主運動初期統獨合作的縮影。</text:p>
      <text:p text:style-name="P1"/>
      <text:p text:style-name="P1">民國 76年（1987）與民進黨立委王義雄、文學家王拓等人組織工黨，任</text:p>
      <text:p text:style-name="P1"/>
      <text:p text:style-name="P1">秘書長；隔年（1988）工黨分裂，夏潮系退黨；民國 78年（1989）另組織臺灣</text:p>
      <text:p text:style-name="P1"/>
      <text:p text:style-name="P1">勞動黨，仍任祕書長，次年辭職。曾到中國進行農村調查，晚年逝於北京。</text:p>
      <text:p text:style-name="P1"/>
      <text:p text:style-name="P1">民國 98年（2009），高雄市長陳菊為行銷高雄舉辦世界運動會，到北京參訪，</text:p>
      <text:p text:style-name="P1"/>
      <text:p text:style-name="P1">特地到蘇慶黎墓前落淚祭拜，悼念早年共同為臺灣民主奮鬥時的姊妹情誼。169</text:p>
      <text:p text:style-name="P1"/>
      <text:p text:style-name="P1">與鄭泰安有過短暫婚姻，鄭泰安為中央研究院生物醫學科學研究所特聘</text:p>
      <text:p text:style-name="P1"/>
      <text:p text:style-name="P1">研究員。另有一弟蘇宏。（陳翠蓮撰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5:03:15.070544754</meta:creation-date>
    <dc:date>2018-04-19T15:04:18.399682020</dc:date>
    <meta:editing-duration>PT1M3S</meta:editing-duration>
    <meta:editing-cycles>1</meta:editing-cycles>
    <meta:document-statistic meta:table-count="0" meta:image-count="0" meta:object-count="0" meta:page-count="2" meta:paragraph-count="43" meta:word-count="1187" meta:character-count="1379" meta:non-whitespace-character-count="1351"/>
    <meta:generator>LibreOffice/5.1.6.2$Linux_X86_64 LibreOffice_project/10m0$Build-2</meta:generator>
  </office:meta>
</office:document-meta>
</file>